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07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70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orders für den Spieler und die Tie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innen mit der Kollision Auswert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strukturierung der Vererbungshierarchi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inen mit der Spielauswert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lle Objekte an einer Random Position spornen zu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 für Tiere und Spieler von der Item-klasse erb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unktion zur Prüfung der Fenstergrenzen mit Übergabe der Objektzeige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onnen Collisionen von Spieler mit Objekten zu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damit ein Objekt nicht aus der Oberfläche verschwinden kan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zur Verhinderung, dass Spieler durch einen Baum laufen kan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n für die Spielauswertung geschrie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fräumen von Klassen und begonnen mit ausführlichen Kom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Der Spieler konnte trotzdem in den Ecken des Spielfeldes herausfah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Die Tiere sind nicht ganz bis zum Rand gelaufen → Lösung: mit Spritegrößen gearbeit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Randomzahlen als Define deklar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tt mit Shapes arbeiten wir nun mit Sprite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7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l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Default" office:value-type="string" calcext:value-type="string">
            <text:p>Implementierung einer Healthba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Default" office:value-type="string" calcext:value-type="string">
            <text:p>Spielauswertung fertig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weitere Objekte (Spielfiguren) auf die Gui mit neuen Elementen erweiter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ldarray erzeugen und Felder beleg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zeiger an Methode übergeben (sowohl Zeiger auf Objekte einer Klasse und zeiger auf Objekte der Klasse sf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von sf Objekten aus der GUI in die jeweilige Kla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kosnus von links nach rechts flieg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n erstellt, über diese ein ein jeweiliges Image für die Gui erzeugt wird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der erstellung von sf Objekten in die Konstruktoren der jeweiligen K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FML Installationsfehler wurde nun bei allen Gruppenmitgliedern gelös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akefile funktioniert noch nicht so wie beabsichtigt. → Tutorials dazu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liegende Kokusnü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fle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um zu überprüfen ob Objekt beim nächsten Zug aus der Oberfläche verschwind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1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6-10" calcext:value-type="date">
            <text:p>10.6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Randomzahle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Zufallspositio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ssotiationen zwischen den Klassen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SFML als Graphische Oberfläche infor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estoberfläch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meldungen gegoogled und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den This Zeiger inform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h Dateien der Subklassen korrig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von dynamischen statt statischen Objek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Hauptspielfigur erstellt (Gimp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 Testversion zur Steuerung der Hauptspielfigur via Tastatu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11" office:value-type="string" calcext:value-type="string">
            <text:p>Erfolg:</text:p>
          </table:table-cell>
          <table:table-cell office:value-type="string" calcext:value-type="string">
            <text:p>Alle aktuellen Fehler behoben → Kompilierung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office:value-type="string" calcext:value-type="string">
            <text:p>Erster Programmstart mit Demo-Gui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Impliziete-Deklaration vom Gui-Konstruktor → Konstruktor in Gui.h Datei verge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Undefined Reference to … → Vermutung Make File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 beim Testen der Steuerung, aufgrund falscher Datentyp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Makefile informieren und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er auf der Gui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inale Steuerung des Spielers impleme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sicherheit über Assotiationen und Aggrekationen (Informieren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rt und Ziel, sowie Sper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5-20" calcext:value-type="date">
            <text:p>20.5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L Klassendiagramm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In Git einarbei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inarbeitung in Vererb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der benötigtten Objekt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 der Methoden und Variab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utorials zu C++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3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Git Repository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diagramm gezeichn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CPP und H Datei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ariablen und Method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shierarchi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 hat Probleme gemacht. --&gt; Goog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in Objektorientiertem p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Teilweise, hat es sehr lange gedau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1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.00.0000</text:date>, <text:time style:data-style-name="N2" text:time-value="11:41:45.41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creation-date>2022-05-14T13:23:04Z</meta:creation-date>
    <dc:date>2022-07-06T12:52:11.182000000</dc:date>
    <meta:print-date>2022-06-16T08:03:01Z</meta:print-date>
    <meta:editing-cycles>67</meta:editing-cycles>
    <meta:editing-duration>PT51M47S</meta:editing-duration>
    <meta:document-statistic meta:table-count="5" meta:cell-count="133" meta:object-count="0"/>
  </office:meta>
</office:document-meta>
</file>